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fo:color="#000000" fo:font-size="8pt" fo:language="uk" fo:country="UA" style:font-size-asian="8pt"/>
    </style:style>
    <style:style style:name="P3" style:family="paragraph" style:parent-style-name="Standard">
      <style:paragraph-properties fo:text-align="end" style:justify-single-word="false"/>
      <style:text-properties fo:color="#000000" fo:font-size="8pt" fo:language="uk" fo:country="UA" style:font-size-asian="8pt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language="uk" fo:country="UA" style:font-size-asian="8pt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language="uk" fo:country="U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fo:language="uk" fo:country="UA" style:font-size-asian="14pt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language="uk" fo:country="UA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000000" fo:font-size="18pt" fo:language="uk" fo:country="UA" fo:font-weight="bold" style:font-size-asian="18pt" style:font-weight-asian="bold" style:font-weight-complex="bold"/>
    </style:style>
    <style:style style:name="P9" style:family="paragraph" style:parent-style-name="Standard">
      <style:text-properties fo:color="#000000" fo:language="uk" fo:country="UA"/>
    </style:style>
    <style:style style:name="P10" style:family="paragraph" style:parent-style-name="Standard">
      <style:text-properties fo:color="#000000" fo:font-size="10pt" fo:language="uk" fo:country="UA" style:font-size-asian="10pt"/>
    </style:style>
    <style:style style:name="P11" style:family="paragraph" style:parent-style-name="Standard">
      <style:paragraph-properties fo:margin-left="0.953cm" fo:margin-right="0cm" fo:text-indent="-0.702cm" style:auto-text-indent="false"/>
      <style:text-properties fo:color="#000000" fo:font-size="14pt" fo:language="uk" fo:country="UA" style:text-underline-style="solid" style:text-underline-width="auto" style:text-underline-color="font-color" style:font-size-asian="14pt"/>
    </style:style>
    <style:style style:name="P12" style:family="paragraph" style:parent-style-name="Standard">
      <style:paragraph-properties fo:margin-left="0.953cm" fo:margin-right="0cm" fo:text-indent="-0.702cm" style:auto-text-indent="false"/>
      <style:text-properties fo:color="#000000" fo:language="uk" fo:country="UA"/>
    </style:style>
    <style:style style:name="P13" style:family="paragraph" style:parent-style-name="Standard">
      <style:paragraph-properties fo:margin-left="0cm" fo:margin-right="0cm" fo:text-indent="-0.751cm" style:auto-text-indent="false"/>
      <style:text-properties fo:color="#000000" fo:font-size="14pt" fo:language="uk" fo:country="UA" style:font-size-asian="14pt"/>
    </style:style>
    <style:style style:name="P14" style:family="paragraph" style:parent-style-name="Standard">
      <style:paragraph-properties fo:margin-left="8.678cm" fo:margin-right="0cm" fo:text-indent="0cm" style:auto-text-indent="false"/>
      <style:text-properties fo:color="#000000" fo:language="uk" fo:country="UA"/>
    </style:style>
    <style:style style:name="P15" style:family="paragraph" style:parent-style-name="Standard">
      <style:paragraph-properties fo:margin-left="8.678cm" fo:margin-right="0cm" fo:text-indent="0cm" style:auto-text-indent="false">
        <style:tab-stops>
          <style:tab-stop style:position="9.208cm"/>
        </style:tab-stops>
      </style:paragraph-properties>
      <style:text-properties fo:color="#000000" fo:language="uk" fo:country="UA"/>
    </style:style>
    <style:style style:name="P16" style:family="paragraph" style:parent-style-name="Standard">
      <style:paragraph-properties fo:margin-left="8.678cm" fo:margin-right="0cm" fo:text-indent="0cm" style:auto-text-indent="false"/>
      <style:text-properties fo:color="#000000" fo:language="uk" fo:country="UA" style:text-underline-style="solid" style:text-underline-width="auto" style:text-underline-color="font-color"/>
    </style:style>
    <style:style style:name="P17" style:family="paragraph" style:parent-style-name="Standard">
      <style:paragraph-properties fo:margin-left="7.493cm" fo:margin-right="0cm" fo:text-indent="1.249cm" style:auto-text-indent="false"/>
      <style:text-properties fo:color="#000000" fo:font-size="8pt" fo:language="uk" fo:country="UA" style:font-size-asian="8pt"/>
    </style:style>
    <style:style style:name="P18" style:family="paragraph" style:parent-style-name="Standard">
      <style:paragraph-properties fo:margin-left="8.678cm" fo:margin-right="-0.501cm" fo:text-align="justify" style:justify-single-word="false" fo:text-indent="0cm" style:auto-text-indent="false"/>
      <style:text-properties fo:color="#000000" fo:language="uk" fo:country="UA"/>
    </style:style>
    <style:style style:name="P19" style:family="paragraph" style:parent-style-name="Standard">
      <style:paragraph-properties fo:margin-left="9.001cm" fo:margin-right="0cm" fo:text-indent="0cm" style:auto-text-indent="false"/>
      <style:text-properties fo:color="#000000" fo:font-size="10pt" fo:language="uk" fo:country="UA" style:font-size-asian="10pt"/>
    </style:style>
    <style:style style:name="P20" style:family="paragraph" style:parent-style-name="Standard" style:master-page-name="First_20_Page">
      <style:paragraph-properties fo:text-align="end" style:justify-single-word="false" style:page-number="auto"/>
      <style:text-properties fo:color="#000000" fo:font-size="8pt" fo:language="uk" fo:country="UA" style:font-size-asian="8pt"/>
    </style:style>
    <style:style style:name="T1" style:family="text">
      <style:text-properties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style:font-size-asian="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style:font-size-complex="14pt"/>
    </style:style>
    <style:style style:name="T6" style:family="text">
      <style:text-properties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5">НАЦІОНАЛЬНИЙ ТЕХНІЧНИЙ УНІВЕРСИТЕТ УКРАЇНИ</text:p>
      <text:p text:style-name="P5">«КИЇВСЬКИЙ ПОЛІТЕХНІЧНИЙ ІНСТИТУТ»</text:p>
      <text:p text:style-name="P5"/>
      <text:p text:style-name="P7">Кафедра автоматизації проектування енергетичних процесів і систем</text:p>
      <text:p text:style-name="P4"/>
      <text:p text:style-name="P4"/>
      <text:p text:style-name="P4"/>
      <text:p text:style-name="P4"/>
      <text:p text:style-name="P4"/>
      <text:p text:style-name="P8">КУРСОВА РОБОТА</text:p>
      <text:p text:style-name="P11"><text:tab/><text:tab/><text:tab/><text:tab/> з <text:s text:c="3"/><text:span text:style-name="T1">« <text:s/>Основ розробки трансляторів-2 <text:s/>»  <text:s text:c="30"/></text:span></text:p>
      <text:p text:style-name="P12"><text:span text:style-name="T2"><text:s text:c="29"/></text:span><text:span text:style-name="T3">(назва дисципліни)</text:span></text:p>
      <text:p text:style-name="P13"/>
      <text:p text:style-name="P13"><text:s text:c="8"/>на тему:<text:span text:style-name="T5"> <text:s/>« Розробка транслятора для мови програмування високого рівня </text:span><text:span text:style-name="T4">»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Студента <text:s/><text:span text:style-name="T4"><text:s text:c="13"/>ТВ-11 <text:s text:c="20"/>групи</text:span></text:p>
      <text:p text:style-name="P15">напряму підготовки <text:s/><text:span text:style-name="T4">Програмна інженерія</text:span></text:p>
      <text:p text:style-name="P14">спеціальності <text:s text:c="2"/><text:span text:style-name="T4">Програмне забезпечення <text:s text:c="2"/> </text:span></text:p>
      <text:p text:style-name="P16"><text:s/>автоматизованих систем <text:s text:c="28"/> </text:p>
      <text:p text:style-name="P16"><text:s text:c="24"/>Бодня О.С. <text:s text:c="28"/> </text:p>
      <text:p text:style-name="P17"><text:s text:c="28"/>(прізвище та ініціали)</text:p>
      <text:p text:style-name="P18">Керівник <text:span text:style-name="T4">_ к.т.н., доцент Медведєва В. М.</text:span></text:p>
      <text:p text:style-name="P3"><text:s/>(посада, вчене звання, науковий ступінь, прізвище та ініціали) <text:s text:c="2"/></text:p>
      <text:p text:style-name="P3"/>
      <text:p text:style-name="P19">Національна оцінка ________________ <text:s text:c="3"/></text:p>
      <text:p text:style-name="P19">Кількість балів: __________ Оцінка: <text:s/>ECTS _____ </text:p>
      <text:p text:style-name="P19"/>
      <text:p text:style-name="P19"/>
      <text:p text:style-name="P10"/>
      <text:p text:style-name="P9"><text:span text:style-name="T6"><text:s text:c="37"/></text:span>Члени комісії<text:span text:style-name="T6"> <text:s text:c="5"/>_______________</text:span><text:span text:style-name="T3"> <text:s text:c="9"/>________________________________________________</text:span></text:p>
      <text:p text:style-name="P2"><text:s text:c="100"/>(підпис) <text:s text:c="23"/>(вчене звання, науковий ступінь, прізвище та ініціали)</text:p>
      <text:p text:style-name="P9"><text:span text:style-name="T6"><text:s text:c="71"/>_______________</text:span><text:span text:style-name="T3"> <text:s text:c="9"/>________________________________________________</text:span></text:p>
      <text:p text:style-name="P2"><text:s text:c="100"/>(підпис) <text:s text:c="23"/>(вчене звання, науковий ступінь, прізвище та ініціали)</text:p>
      <text:p text:style-name="P9"><text:span text:style-name="T3"><text:s text:c="89"/></text:span><text:span text:style-name="T6">_______________</text:span><text:span text:style-name="T3"> <text:s text:c="9"/>________________________________________________</text:span></text:p>
      <text:p text:style-name="P2"><text:s text:c="100"/>(підпис) <text:s text:c="23"/>(вчене звання, науковий ступінь, прізвище та ініціали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6"><text:s text:c="72"/></text:span><text:span text:style-name="T2">Київ - 2014 рік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language="uk" fo:country="UA" style:font-size-asian="18pt"/>
    </style:style>
    <style:style style:name="FR2" style:family="paragraph">
      <style:paragraph-properties fo:margin="100%" fo:margin-left="0.071cm" fo:margin-right="0cm" fo:margin-top="0.388cm" fo:margin-bottom="0cm" fo:orphans="0" fo:widows="0" fo:text-indent="-0.035cm" style:auto-text-indent="false" style:text-autospace="none"/>
      <style:text-properties style:use-window-font-color="true" style:font-name="Arial" fo:font-size="9pt" fo:language="uk" fo:country="UA" style:font-name-asian="Times New Roman" style:font-size-asian="9pt" style:font-name-complex="Arial" style:font-size-complex="9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51cm" fo:margin-left="3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bottom="0.65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ТВЕРДЖЕНО</dc:title>
    <meta:initial-creator>Zver</meta:initial-creator>
    <meta:creation-date>2013-01-29T10:58:00</meta:creation-date>
    <dc:creator>Aleksey Bodnya</dc:creator>
    <dc:date>2014-04-05T14:06:18</dc:date>
    <meta:print-date>2013-04-21T12:22:00</meta:print-date>
    <meta:editing-cycles>11</meta:editing-cycles>
    <meta:editing-duration>PT43M</meta:editing-duration>
    <meta:document-statistic meta:table-count="0" meta:image-count="0" meta:object-count="0" meta:page-count="1" meta:paragraph-count="25" meta:word-count="113" meta:character-count="1937" meta:non-whitespace-character-count="934"/>
    <meta:generator>LibreOffice/3.5$Linux_x86 LibreOffice_project/350m1$Build-2</meta:generator>
    <meta:user-defined meta:name="Поле 1"/>
    <meta:user-defined meta:name="Поле 2"/>
    <meta:user-defined meta:name="Поле 3"/>
    <meta:user-defined meta:name="Поле 4"/>
  </office:meta>
</office:document-meta>
</file>